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Ubuntu Mono" svg:font-family="'Ubuntu Mono'"/>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2"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3"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0.3999996185303pt"/>
    </style:style>
    <style:style style:name="P4"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000000" style:text-position="0% 100%" style:font-name="FreeSans" fo:font-size="16pt" style:text-underline-style="none" fo:font-weight="bold" officeooo:rsid="0015df71" officeooo:paragraph-rsid="0015df71" style:font-size-asian="14pt" style:font-weight-asian="bold" style:font-size-complex="16pt" style:font-weight-complex="bold"/>
    </style:style>
    <style:style style:name="P5"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000000" style:text-position="0% 100%" style:font-name="FreeSans" fo:font-size="14pt" style:text-underline-style="none" fo:font-weight="normal" officeooo:rsid="001878fc" officeooo:paragraph-rsid="001878fc" style:font-size-asian="14pt" style:font-weight-asian="normal" style:font-size-complex="16pt" style:font-weight-complex="normal"/>
    </style:style>
    <style:style style:name="P6" style:family="paragraph" style:parent-style-name="Standard">
      <style:text-properties fo:font-size="14pt" officeooo:rsid="00239504" officeooo:paragraph-rsid="00239504"/>
    </style:style>
    <style:style style:name="P7"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000000" style:text-position="0% 100%" style:font-name="FreeSans" fo:font-size="14pt" style:text-underline-style="none" fo:font-weight="normal" officeooo:rsid="001878fc" officeooo:paragraph-rsid="001878fc" style:font-size-asian="14pt" style:font-weight-asian="normal" style:font-size-complex="16pt" style:font-weight-complex="normal"/>
    </style:style>
    <style:style style:name="P8"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000000" style:text-position="0% 100%" style:font-name="FreeSans" fo:font-size="14pt" fo:font-style="normal" style:text-underline-style="none" fo:font-weight="normal" officeooo:rsid="001878fc" officeooo:paragraph-rsid="001878fc" style:font-size-asian="14pt" style:font-style-asian="normal" style:font-weight-asian="normal" style:font-size-complex="16pt" style:font-style-complex="normal" style:font-weight-complex="normal"/>
    </style:style>
    <style:style style:name="P9"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FreeSans" fo:font-size="16pt" officeooo:paragraph-rsid="0015df71"/>
    </style:style>
    <style:style style:name="P10"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FreeSans" fo:font-size="14pt" officeooo:rsid="001f6a81" officeooo:paragraph-rsid="001f6a81" style:font-size-asian="14pt" style:font-size-complex="16pt"/>
    </style:style>
    <style:style style:name="P11"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Liberation Serif" fo:font-size="14pt" officeooo:paragraph-rsid="00239504"/>
    </style:style>
    <style:style style:name="P1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FreeSans" fo:font-size="14pt" officeooo:paragraph-rsid="001a6f4d"/>
    </style:style>
    <style:style style:name="P13"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FreeSans" fo:font-size="10.3999996185303pt"/>
    </style:style>
    <style:style style:name="P14"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0.3999996185303pt"/>
    </style:style>
    <style:style style:name="P15"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6pt" officeooo:rsid="001f6a81" officeooo:paragraph-rsid="001f6a81" style:font-size-asian="14pt" style:font-size-complex="16pt"/>
    </style:style>
    <style:style style:name="P16" style:family="paragraph" style:parent-style-name="Preformatted_20_Text" style:list-style-name="L1">
      <style:paragraph-properties fo:margin-top="0cm" fo:margin-bottom="0cm" loext:contextual-spacing="false" fo:padding="0cm" fo:border="none"/>
      <style:text-properties style:font-name="FreeSans" fo:font-size="14pt" officeooo:paragraph-rsid="001a6f4d"/>
    </style:style>
    <style:style style:name="P17" style:family="paragraph" style:parent-style-name="Preformatted_20_Text">
      <style:paragraph-properties fo:margin-top="0cm" fo:margin-bottom="0cm" loext:contextual-spacing="false" fo:padding="0cm" fo:border="none"/>
      <style:text-properties style:font-name="FreeSans" fo:font-size="14pt" officeooo:paragraph-rsid="001a6f4d"/>
    </style:style>
    <style:style style:name="P18" style:family="paragraph" style:parent-style-name="Preformatted_20_Text">
      <style:paragraph-properties fo:margin-top="0cm" fo:margin-bottom="0cm" loext:contextual-spacing="false" fo:padding="0cm" fo:border="none"/>
      <style:text-properties style:font-name="FreeSans" fo:font-size="14pt" officeooo:rsid="001f6a81" officeooo:paragraph-rsid="001f6a81"/>
    </style:style>
    <style:style style:name="P19" style:family="paragraph" style:parent-style-name="Preformatted_20_Text">
      <style:paragraph-properties fo:margin-top="0cm" fo:margin-bottom="0cm" loext:contextual-spacing="false" fo:padding="0cm" fo:border="none"/>
      <style:text-properties style:font-name="FreeSans" fo:font-size="14pt" officeooo:rsid="00207ae0" officeooo:paragraph-rsid="00207ae0"/>
    </style:style>
    <style:style style:name="P20" style:family="paragraph" style:parent-style-name="Preformatted_20_Text" style:list-style-name="L2">
      <style:paragraph-properties fo:margin-top="0cm" fo:margin-bottom="0cm" loext:contextual-spacing="false" fo:padding="0cm" fo:border="none"/>
      <style:text-properties style:font-name="FreeSans" fo:font-size="14pt" officeooo:rsid="00207ae0" officeooo:paragraph-rsid="00207ae0"/>
    </style:style>
    <style:style style:name="P21" style:family="paragraph" style:parent-style-name="Preformatted_20_Text" style:list-style-name="L2">
      <style:paragraph-properties fo:margin-top="0cm" fo:margin-bottom="0cm" loext:contextual-spacing="false" fo:padding="0cm" fo:border="none"/>
      <style:text-properties style:font-name="FreeSans" fo:font-size="14pt" officeooo:rsid="00207ae0" officeooo:paragraph-rsid="002237b8" style:font-size-asian="12.25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officeooo:rsid="001a6f4d" style:font-size-asian="12.25pt" style:font-size-complex="14pt"/>
    </style:style>
    <style:style style:name="T4" style:family="text">
      <style:text-properties fo:color="#000000" officeooo:rsid="001b2852" style:font-size-asian="12.25pt" style:font-size-complex="14pt"/>
    </style:style>
    <style:style style:name="T5" style:family="text">
      <style:text-properties style:font-name="FreeSans" style:font-size-asian="10pt" style:font-size-complex="10pt"/>
    </style:style>
    <style:style style:name="T6" style:family="text">
      <style:text-properties style:font-name="FreeSans" officeooo:rsid="001b2852" style:font-size-asian="10pt" style:font-size-complex="10pt"/>
    </style:style>
    <style:style style:name="T7" style:family="text">
      <style:text-properties style:font-name="FreeSans" officeooo:rsid="001ca20c" style:font-size-asian="10pt" style:font-size-complex="10pt"/>
    </style:style>
    <style:style style:name="T8" style:family="text">
      <style:text-properties style:text-position="0% 100%" style:text-underline-style="solid" style:text-underline-width="auto" style:text-underline-color="font-color" fo:font-weight="bold" officeooo:rsid="0015df71" style:font-size-asian="14pt" style:font-weight-asian="bold" style:font-size-complex="16pt" style:font-weight-complex="bold"/>
    </style:style>
    <style:style style:name="T9" style:family="text">
      <style:text-properties style:font-name="Ubuntu Mono" fo:font-size="12.3999996185303pt"/>
    </style:style>
    <style:style style:name="T10" style:family="text">
      <style:text-properties style:font-name="Ubuntu Mono" fo:font-size="12.3999996185303pt" style:font-size-asian="10pt" style:font-size-complex="10pt"/>
    </style:style>
    <style:style style:name="T11" style:family="text">
      <style:text-properties officeooo:rsid="00239504" style:font-size-asian="14pt" style:font-size-complex="14pt"/>
    </style:style>
    <style:style style:name="T1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Assignment 3:</text:span></text:p>
      <text:p text:style-name="P4">Suyash Damle</text:p>
      <text:p text:style-name="P4">15CS10057</text:p>
      <text:p text:style-name="P5"/>
      <text:p text:style-name="P5">NOTE: </text:p>
      <text:p text:style-name="P5"/>
      <text:p text:style-name="P5">For this assignment, the default limit imposed by the Java environment on the size of objects fall short because of the large dataset. The following work-arounds have to be used:</text:p>
      <text:p text:style-name="P5">1) The limit is extended using the command :<text:span text:style-name="T1"> options(java.parameters = "-Xmx2048m") </text:span><text:span text:style-name="T2"><text:s/>in the beginning of the code. Further, while running the code, the R session must be given a fresh start and the above line should be executed right in the beginning after setting the working directory to that of the source file</text:span></text:p>
      <text:p text:style-name="P8">2) The data from the beginning of the year 2014 alone is loaded – that is from row number 110533. </text:p>
      <text:p text:style-name="P3"/>
      <text:p text:style-name="P3"/>
      <text:p text:style-name="P10">PROCESS:</text:p>
      <text:p text:style-name="P15"/>
      <text:p text:style-name="P12"><text:span text:style-name="T3">In this assignment, </text:span><text:span text:style-name="T4">we have to check whether </text:span><text:span text:style-name="T5">Overtime Pay, Other Pay and benefits altogether increases with Basic Pay for the year 2014. </text:span><text:span text:style-name="T6">In this regard two methods could be used:</text:span></text:p>
      <text:list xml:id="list3862558941649923813" text:style-name="L1">
        <text:list-item>
          <text:p text:style-name="P16"><text:span text:style-name="T6"><text:s/>Creating another paramter “Sum of all” which would be the sums of Overtime, Other Pays and benefits and assessing whether this increases with the basic pay. The problem with this approach is that the field for Benefits is mostly empty. Since the observation is not provided we may be forced to consider it as 0 while adding, which is not a valid assumption.</text:span></text:p>
        </text:list-item>
        <text:list-item>
          <text:p text:style-name="P16"><text:span text:style-name="T6"><text:s/>The other way is to independently assess each of Overtime, Other pays and the benefits </text:span><text:span text:style-name="T7">and check whether they independently increased with the Basic pay. In case they did, their sum, including the Benefits, where it is found would obviously follow the suit. Due to the above reason, I have proceeded with this method.</text:span></text:p>
        </text:list-item>
      </text:list>
      <text:p text:style-name="P17"><text:span text:style-name="T7"/></text:p>
      <text:p text:style-name="P18"><text:span text:style-name="T7">N</text:span><text:span text:style-name="T5">ow, as the data is entirely numerical, we have to apply the Pearson test of correlation. A positive relation indicates that the value increased wiht the Basic Pay and vice versa;</text:span></text:p>
      <text:p text:style-name="P18"><text:span text:style-name="T5"/></text:p>
      <text:p text:style-name="P19"><text:span text:style-name="T5">Person’s correlation coefficients:</text:span></text:p>
      <text:list xml:id="list6960917417509583437" text:style-name="L2">
        <text:list-item>
          <text:p text:style-name="P20"><text:span text:style-name="T5">overtime vs basic pay: <text:s/></text:span><text:span text:style-name="T10">0.2750969</text:span></text:p>
        </text:list-item>
        <text:list-item>
          <text:p text:style-name="P21">other pay vs basic pay: <text:span text:style-name="T9">0.2787345</text:span></text:p>
        </text:list-item>
        <text:list-item>
          <text:p text:style-name="P21">benefits vs other pay :<text:tab/><text:span text:style-name="T9">0.9323154</text:span><text:tab/><text:tab/><text:tab/>( wherever it exists)</text:p>
        </text:list-item>
      </text:list>
      <text:p text:style-name="P18"><text:span text:style-name="T5"/></text:p>
      <text:p text:style-name="P18"><text:span text:style-name="T5"/></text:p>
      <text:p text:style-name="P13"><text:soft-page-break/></text:p>
      <text:p text:style-name="P11"><text:span text:style-name="T11">CODE OUTPUT:</text:span></text:p>
      <text:p text:style-name="P3"/>
      <text:p text:style-name="P3"><text:bookmark text:name="rstudio_console_output"/>&gt; correlation_overtime=cor(data$basic_pay,data$overtime,method="pearson",use="complete.obs")</text:p>
      <text:p text:style-name="P2">&gt; correlation_other_pay=cor(data$basic_pay,data$other_pay,method="pearson",use="complete.obs")</text:p>
      <text:p text:style-name="P2">&gt; correlation_benefits=cor(data$basic_pay,data$benefits,method="pearson",use="complete.obs")</text:p>
      <text:p text:style-name="P2">&gt; correlation_benefits</text:p>
      <text:p text:style-name="P1">[1] 0.9323154</text:p>
      <text:p text:style-name="P2">&gt; correlation_other_pay</text:p>
      <text:p text:style-name="P1">[1] 0.2787345</text:p>
      <text:p text:style-name="P2">&gt; correlation_overtime</text:p>
      <text:p text:style-name="P1">[1] 0.2750969</text:p>
      <text:p text:style-name="Standard"/>
      <text:p text:style-name="Standard"/>
      <text:p text:style-name="Standard"/>
      <text:p text:style-name="P6">Thus, we find that each of them have a positive correlation with the basic pay. So, all increase with basic pay. <text:span text:style-name="T12">Thus, their sum also increases with the basic p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Ubuntu Mono" svg:font-family="'Ubuntu Mono'"/>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5:35:01.031896594</meta:creation-date>
    <dc:date>2017-10-29T18:44:41.533087081</dc:date>
    <meta:editing-duration>PT27M21S</meta:editing-duration>
    <meta:editing-cycles>14</meta:editing-cycles>
    <meta:generator>LibreOffice/5.1.6.2$Linux_X86_64 LibreOffice_project/10m0$Build-2</meta:generator>
    <meta:document-statistic meta:table-count="0" meta:image-count="0" meta:object-count="0" meta:page-count="2" meta:paragraph-count="27" meta:word-count="368" meta:character-count="2393" meta:non-whitespace-character-count="2048"/>
  </office:meta>
</office:document-meta>
</file>